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key fingerprint is:</text:p>
      <text:p text:style-name="Standard">SHA256:HBM7+Kj6uAWIBCUuEkMIqfL0FssEpyUhaxM1daPi8TI fabianmachado1705@gmail.com</text:p>
      <text:p text:style-name="Standard">The key's randomart image is:</text:p>
      <text:p text:style-name="Standard">+---[RSA 2048]----+</text:p>
      <text:p text:style-name="Standard">|@=++.. o. <text:s text:c="7"/>|</text:p>
      <text:p text:style-name="Standard">|=*+ + o..o <text:s text:c="6"/>|</text:p>
      <text:p text:style-name="Standard">|== O .. = <text:s text:c="7"/>|</text:p>
      <text:p text:style-name="Standard">|O.= * <text:s/>+ + <text:s text:c="6"/>|</text:p>
      <text:p text:style-name="Standard">|+o.E +. S <text:s text:c="7"/>|</text:p>
      <text:p text:style-name="Standard">| <text:s/>..B. <text:s text:c="10"/>|</text:p>
      <text:p text:style-name="Standard">| <text:s text:c="2"/>.o <text:s text:c="11"/>|</text:p>
      <text:p text:style-name="Standard">| <text:s text:c="2"/>+ <text:s text:c="12"/>|</text:p>
      <text:p text:style-name="Standard">| <text:s/>+o. <text:s text:c="11"/>|</text:p>
      <text:p text:style-name="Standard">+----[SHA256]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9:01:14.208702434</meta:creation-date>
    <dc:date>2019-09-25T09:02:00.089173961</dc:date>
    <meta:editing-duration>PT46S</meta:editing-duration>
    <meta:editing-cycles>1</meta:editing-cycles>
    <meta:document-statistic meta:table-count="0" meta:image-count="0" meta:object-count="0" meta:page-count="1" meta:paragraph-count="14" meta:word-count="51" meta:character-count="339" meta:non-whitespace-character-count="222"/>
    <meta:generator>LibreOffice/6.0.7.3$Linux_X86_64 LibreOffice_project/00m0$Build-3</meta:generator>
  </office:meta>
</office:document-meta>
</file>